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21T00:00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STHL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CONTENTS OF HL REGISTER PAIR TO THE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LDHL</text:p>
          </table:table-cell>
          <table:table-cell office:value-type="string" calcext:value-type="string">
            <text:p>16bit DAT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S HL REGISTER WITH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MPAERS THE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/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LC</text:p>
          </table:table-cell>
          <table:table-cell/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P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OT POSI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OD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A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DDRESS</text:p>
          </table:table-cell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DDRESS</text:p>
          </table:table-cell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DDRESS</text:p>
          </table:table-cell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RESS</text:p>
          </table:table-cell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60])-6;4)" office:value-type="string" office:string-value="0x009A" calcext:value-type="string">
            <text:p>0x00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61])-6;4)" office:value-type="string" office:string-value="0x009B" calcext:value-type="string">
            <text:p>0x009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62])-6;4)" office:value-type="string" office:string-value="0x009C" calcext:value-type="string">
            <text:p>0x009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63])-6;4)" office:value-type="string" office:string-value="0x009D" calcext:value-type="string">
            <text:p>0x009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64])-6;4)" office:value-type="string" office:string-value="0x009E" calcext:value-type="string">
            <text:p>0x009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P</text:p>
          </table:table-cell>
          <table:table-cell/>
          <table:table-cell table:formula="of:=&quot;0x&quot;&amp;DEC2HEX(ROW([.D165])-6;4)" office:value-type="string" office:string-value="0x009F" calcext:value-type="string">
            <text:p>0x009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M</text:p>
          </table:table-cell>
          <table:table-cell/>
          <table:table-cell table:formula="of:=&quot;0x&quot;&amp;DEC2HEX(ROW([.D166])-6;4)" office:value-type="string" office:string-value="0x00A0" calcext:value-type="string">
            <text:p>0x00A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</text:p>
          </table:table-cell>
          <table:table-cell/>
          <table:table-cell table:formula="of:=&quot;0x&quot;&amp;DEC2HEX(ROW([.D167])-6;4)" office:value-type="string" office:string-value="0x00A1" calcext:value-type="string">
            <text:p>0x00A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O</text:p>
          </table:table-cell>
          <table:table-cell/>
          <table:table-cell table:formula="of:=&quot;0x&quot;&amp;DEC2HEX(ROW([.D168])-6;4)" office:value-type="string" office:string-value="0x00A2" calcext:value-type="string">
            <text:p>0x00A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PCHL</text:p>
          </table:table-cell>
          <table:table-cell/>
          <table:table-cell table:formula="of:=&quot;0x&quot;&amp;DEC2HEX(ROW([.D169])-6;4)" office:value-type="string" office:string-value="0x00A3" calcext:value-type="string">
            <text:p>0x00A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ST</text:p>
          </table:table-cell>
          <table:table-cell/>
          <table:table-cell table:formula="of:=&quot;0x&quot;&amp;DEC2HEX(ROW([.D170])-6;4)" office:value-type="string" office:string-value="0x00A4" calcext:value-type="string">
            <text:p>0x00A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RNG</text:p>
          </table:table-cell>
          <table:table-cell/>
          <table:table-cell table:formula="of:=&quot;0x&quot;&amp;DEC2HEX(ROW([.D171])-6;4)" office:value-type="string" office:string-value="0x00A5" calcext:value-type="string">
            <text:p>0x00A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4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19:21:46.382255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2T20:13:39.173829476</dc:date>
    <meta:editing-duration>PT9H35M47S</meta:editing-duration>
    <meta:editing-cycles>18</meta:editing-cycles>
    <meta:generator>LibreOffice/24.2.4.2$Linux_X86_64 LibreOffice_project/420$Build-2</meta:generator>
    <meta:document-statistic meta:table-count="1" meta:cell-count="854" meta:object-count="0"/>
  </office:meta>
</office:document-meta>
</file>